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4b75"/>
    </style:style>
    <style:style style:name="P2" style:family="paragraph" style:parent-style-name="Standard">
      <style:text-properties officeooo:rsid="000517f7" officeooo:paragraph-rsid="000517f7"/>
    </style:style>
    <style:style style:name="P3" style:family="paragraph" style:parent-style-name="Standard">
      <style:text-properties style:font-name="Liberation Serif" fo:font-size="14pt" fo:font-weight="bold" officeooo:rsid="00024b75" officeooo:paragraph-rsid="00024b75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fo:font-weight="normal" officeooo:rsid="00024b75" officeooo:paragraph-rsid="00024b75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6pt" officeooo:rsid="0006398d" officeooo:paragraph-rsid="0006fe86" style:font-size-asian="16pt" style:font-size-complex="16pt"/>
    </style:style>
    <style:style style:name="P6" style:family="paragraph" style:parent-style-name="Standard">
      <style:text-properties officeooo:rsid="0006398d" officeooo:paragraph-rsid="0006fe86"/>
    </style:style>
    <style:style style:name="P7" style:family="paragraph" style:parent-style-name="Standard">
      <style:text-properties officeooo:paragraph-rsid="00024b75"/>
    </style:style>
    <style:style style:name="P8" style:family="paragraph" style:parent-style-name="Standard">
      <style:text-properties fo:font-style="italic" officeooo:rsid="0006fe86" officeooo:paragraph-rsid="00024b75" style:font-style-asian="italic" style:font-style-complex="italic"/>
    </style:style>
    <style:style style:name="P9" style:family="paragraph" style:parent-style-name="Standard">
      <style:text-properties fo:font-style="italic" fo:font-weight="normal" officeooo:rsid="0006fe86" officeooo:paragraph-rsid="0006fe86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officeooo:paragraph-rsid="0006fe86"/>
    </style:style>
    <style:style style:name="T1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024b75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02e731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031aa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03f6b6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0517f7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06fe86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style:font-size-asian="12.25pt" style:font-size-complex="14pt"/>
    </style:style>
    <style:style style:name="T9" style:family="text">
      <style:text-properties style:font-name="Liberation Serif" fo:font-size="14pt" officeooo:rsid="00024b75" style:font-size-asian="12.25pt" style:font-size-complex="14pt"/>
    </style:style>
    <style:style style:name="T10" style:family="text">
      <style:text-properties style:font-name="Liberation Serif" fo:font-size="14pt" fo:font-weight="bold" officeooo:rsid="00024b75" style:font-size-asian="12.25pt" style:font-weight-asian="bold" style:font-size-complex="14pt" style:font-weight-complex="bold"/>
    </style:style>
    <style:style style:name="T11" style:family="text">
      <style:text-properties style:font-name="Liberation Serif" fo:font-size="14pt" fo:font-style="italic" officeooo:rsid="00024b75" style:font-size-asian="12.25pt" style:font-style-asian="italic" style:font-size-complex="14pt" style:font-style-complex="italic"/>
    </style:style>
    <style:style style:name="T12" style:family="text">
      <style:text-properties style:font-name="Liberation Serif" fo:font-style="italic" style:font-style-asian="italic" style:font-style-complex="italic"/>
    </style:style>
    <style:style style:name="T13" style:family="text">
      <style:text-properties style:font-name="Liberation Serif" fo:font-style="italic" officeooo:rsid="00024b75" style:font-style-asian="italic" style:font-style-complex="italic"/>
    </style:style>
    <style:style style:name="T14" style:family="text">
      <style:text-properties officeooo:rsid="0006f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3">I</text:span><text:span text:style-name="T12">ntrodução</text:span></text:p>
      <text:p text:style-name="P6"><text:span text:style-name="T11"/></text:p>
      <text:p text:style-name="P6"><text:span text:style-name="T9">Você sabia que aquilo que compõe eu, você e inclusive essa bolinha, é apenas 15% de toda matéria do universo? Meu nome é Miguel e eu quero te contar sobre uma coisinha esquisita chamada </text:span><text:span text:style-name="T10">matéria escura.</text:span></text:p>
      <text:p text:style-name="P1"><text:span text:style-name="T10"/></text:p>
      <text:p text:style-name="P8"><text:span text:style-name="T10"/></text:p>
      <text:p text:style-name="P9"><text:span text:style-name="T9">C</text:span><text:span text:style-name="T8">ontextualização</text:span></text:p>
      <text:p text:style-name="P3"/>
      <text:p text:style-name="P10"><text:span text:style-name="T2">Primeiramente, o que é matéria escura…? Bom, nós ainda não sabemos. Mas por que a </text:span><text:span text:style-name="T4">gente acha</text:span><text:span text:style-name="T2"> que ela existe? </text:span><text:span text:style-name="T7">E</text:span><text:span text:style-name="T2">m 1930, um cientista chamado Fritz Zwicky estava estudando galáxias </text:span><text:span text:style-name="T3">muitos distantes</text:span><text:span text:style-name="T2">: ele estava interessado na velocidade com que objetos giravam em torno dos centros de galáxias, e como essa velocidade </text:span><text:span text:style-name="T4">pode mudar </text:span><text:span text:style-name="T2">depende</text:span><text:span text:style-name="T4">ndo</text:span><text:span text:style-name="T2"> da distância do objeto até o centro. </text:span><text:span text:style-name="T7">Zwicky sabia como era a distribuição de massa nas galáxis: elas eram muito mais massissas próximas de seu centro do que nas extremidades. Utilizando isso junto com a l</text:span><text:span text:style-name="T2">ei de gravitação universal, Zwicky esperava que a relação entre </text:span><text:span text:style-name="T7">a velocidade e a distância</text:span><text:span text:style-name="T2"> fosse d</text:span><text:span text:style-name="T7">a seguinte</text:span><text:span text:style-name="T2"> forma &lt;curva esperada&gt;, com a velocidade caindo com o aumento da distância. Entretanto, o observado foi </text:span><text:span text:style-name="T7">a seguinte curva, totalmente diferente da esperada. Claramente, algo de errado não está certo.</text:span><text:span text:style-name="T2"> </text:span><text:span text:style-name="T4">Para explicar esse </text:span><text:span text:style-name="T7">diferença</text:span><text:span text:style-name="T4">, </text:span><text:span text:style-name="T2">Zwicky propôs que deveria existir uma grande quantidade de massa não visível permeando essas galáxias. A essa massa invísivel, </text:span><text:span text:style-name="T7">ele deu</text:span><text:span text:style-name="T2"> o nome de matéria escura </text:span><text:span text:style-name="T7">e calculou que deveria existir 5 vezes mais matéria escura do que a matéria normal que conhecemos.</text:span></text:p>
      <text:p text:style-name="P4"/>
      <text:p text:style-name="P1"><text:span text:style-name="T2">A teoria da matéria escura também explica alguns outros fenômenos, indo do comportamento observando quando dois aglomerados de galáxias se colidem até a formação dos priméiros núcleos no</text:span><text:span text:style-name="T4">s</text:span><text:span text:style-name="T2"> prim</text:span><text:span text:style-name="T4">eiros instantes</text:span><text:span text:style-name="T2"> do universo. Mas se essa matéria é invśivel, isso é, não interage com a luz, como </text:span><text:span text:style-name="T4">que a gente faz para </text:span><text:span text:style-name="T2">detectar </text:span><text:span text:style-name="T4">ela</text:span><text:span text:style-name="T2">?</text:span></text:p>
      <text:p text:style-name="P4"/>
      <text:p text:style-name="P1"><text:span text:style-name="T2">Bom, a coloboração da qual faço parte, chamada DarkSide, busca </text:span><text:span text:style-name="T4">detectar</text:span><text:span text:style-name="T2"> </text:span><text:span text:style-name="T4">um possível candidato a</text:span><text:span text:style-name="T2"> matéria escura. </text:span><text:span text:style-name="T4">Esse candidato seria</text:span><text:span text:style-name="T2"> composto por párticulas massissas </text:span><text:span text:style-name="T4">que interagem fracamente</text:span><text:span text:style-name="T2">, </text:span><text:span text:style-name="T4">ou seja, não muito. Em inglês, esses candidatos têm o nome de WIMPs</text:span><text:span text:style-name="T2">. O </text:span><text:span text:style-name="T4">expiremento</text:span><text:span text:style-name="T2"> consiste de um </text:span><text:span text:style-name="T5">enorme </text:span><text:span text:style-name="T4">cilíndro</text:span><text:span text:style-name="T2"> </text:span><text:span text:style-name="T5">cheio de argônio, localizado dentro de uma montanha</text:span><text:span text:style-name="T2">. Teoricamente, existe uma grande nuvem de matéria escura permeando a galáxia e devido ao movimento do sistema solar </text:span><text:span text:style-name="T5">em torno do centro da Via Láctea</text:span><text:span text:style-name="T2">, essas párticulas </text:span><text:span text:style-name="T5">d</text:span><text:span text:style-name="T2">e matéria escura colidem com os átomos de argônio. Quando essa colisão ocorre, parte da energia da mesma é liberada na forma de luz, que é detectada pelo </text:span><text:span text:style-name="T5">experimento</text:span><text:span text:style-name="T2">. Quanto mais intentso for o sinal luminoso, mais intenso foi a colisão entre </text:span><text:span text:style-name="T5">a partícula </text:span><text:span text:style-name="T2">e o argônio.</text:span></text:p>
      <text:p text:style-name="P4"/>
      <text:p text:style-name="P1"><text:span text:style-name="T2">A intensidade do sinal depende diretamente da velocidade d</text:span><text:span text:style-name="T5">a</text:span><text:span text:style-name="T2"> </text:span><text:span text:style-name="T5">partícula</text:span><text:span text:style-name="T2"> em relação a Terra, resultando em sinais mais intensos para párticulas mais rápidas. Outro fator importante é o ângulo </text:span><text:span text:style-name="T5">de colisão </text:span><text:span text:style-name="T2">entre a partícula incidente e o aparato experimental. </text:span><text:soft-page-break/><text:span text:style-name="T2">Como o experimento está na Terra e </text:span><text:span text:style-name="T6">ela</text:span><text:span text:style-name="T2"> se movimenta ao longo do dia, </text:span><text:span text:style-name="T6">girando em torno do próprio eixo, </text:span><text:span text:style-name="T2">esperamos que esse ângulo varie. Uma variação desse ângulo deveria então resultar numa variação da intensidade do sinal. Tal comportamento seria característico de uma interação entre</text:span><text:span text:style-name="T5"> a partícula</text:span><text:span text:style-name="T2"> e </text:span><text:span text:style-name="T5">o </text:span><text:span text:style-name="T2">argônio e poderia ser crucial para a detecção de matéria escura. O meu projeto de pesquisa está incluido no contexto de avaliar se o estudo dessa </text:span><text:span text:style-name="T5">variação</text:span><text:span text:style-name="T2"> do sinal devido a variação do ângulo seria um método viável para detecção da matéria escura.</text:span></text:p>
      <text:p text:style-name="P4"/>
      <text:p text:style-name="P2"><text:span text:style-name="T3">O</text:span><text:span text:style-name="T1">brigado pela atenção, meu nome é Miguel, aluno de mestrado da USP, e é isso é uma das coisa que estamos fazendo para entender um pouco mais sobre o nosso mun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1:58:08.609039206</meta:creation-date>
    <dc:date>2020-09-27T17:21:43.578014030</dc:date>
    <meta:editing-duration>PT11H9M55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2" meta:paragraph-count="8" meta:word-count="567" meta:character-count="3445" meta:non-whitespace-character-count="2886"/>
  </office:meta>
</office:document-meta>
</file>